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paragraph-rsid="00087470" fo:background-color="#81d41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paragraph-rsid="00087470" fo:background-color="#81d41a" style:font-size-asian="11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paragraph-rsid="00087470" fo:background-color="#ffffff" style:font-size-asian="11pt" style:font-style-asian="normal" style:font-weight-asian="normal" style:text-emphasize="none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paragraph-rsid="00087470" fo:background-color="#ffffff" style:font-size-asian="11pt" style:font-style-asian="normal" style:font-weight-asian="bold" style:font-weight-complex="bold" style:text-emphasize="none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officeooo:paragraph-rsid="00087470" fo:background-color="#ffffff" style:font-size-asian="10pt" style:font-style-asian="normal" style:font-weight-asian="normal" style:text-emphasize="none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officeooo:paragraph-rsid="00087470" fo:background-color="#ffffff" style:font-size-asian="10pt" style:font-style-asian="normal" style:font-weight-asian="bold" style:font-weight-complex="bold" style:text-emphasize="none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Segoe UI" fo:font-size="10pt" fo:font-style="normal" fo:text-shadow="none" style:text-underline-style="none" fo:font-weight="normal" officeooo:paragraph-rsid="00087470" fo:background-color="#81d41a" style:font-size-asian="10pt" style:font-style-asian="normal" style:font-weight-asian="normal" style:text-emphasize="none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Segoe UI" fo:font-size="10pt" fo:font-style="normal" fo:text-shadow="none" style:text-underline-style="none" fo:font-weight="normal" officeooo:paragraph-rsid="00087470" fo:background-color="#ffffff" style:font-size-asian="10pt" style:font-style-asian="normal" style:font-weight-asian="normal" style:text-emphasize="none"/>
    </style:style>
    <style:style style:name="P10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087470" fo:background-color="#81d41a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officeooo:paragraph-rsid="00087470" fo:background-color="#81d41a" style:font-size-asian="10pt" style:font-style-asian="normal" style:font-weight-asian="normal" style:text-emphasize="none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087470" fo:background-color="#ffffff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022ad" style:font-size-asian="11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fo:background-color="#ffffff" loext:char-shading-value="0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text-position="sub 58%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Discrete Structures</text:p>
      <text:p text:style-name="P2"/>
      <text:p text:style-name="P1">Theory and Problems of DISCRETE MATHEMATICS <text:s text:c="30"/>Schaum’s Outline Series</text:p>
      <text:p text:style-name="P3">Graph Theory <text:tab/><text:tab/><text:tab/><text:tab/><text:tab/><text:tab/><text:tab/><text:tab/><text:tab/><text:tab/><text:tab/><text:tab/><text:tab/><text:tab/> <text:s text:c="14"/>Narsingh Deo</text:p>
      <text:p text:style-name="P3">Discrete Mathematical Structures <text:s text:c="67"/>D.S Malik</text:p>
      <text:p text:style-name="P3">Elements of Discrete Mathematics <text:s text:c="71"/>CL Liu</text:p>
      <text:p text:style-name="P8"/>
      <text:p text:style-name="P8"/>
      <text:p text:style-name="P8"/>
      <text:p text:style-name="P5">Computer Networks</text:p>
      <text:p text:style-name="P8"/>
      <text:p text:style-name="P8">Data Communications &amp; Networking<text:tab/><text:tab/><text:tab/><text:tab/> <text:s text:c="39"/>Behrouz A. Forouzan</text:p>
      <text:p text:style-name="P8">Prentice Hall - Computer Networks <text:tab/><text:tab/><text:tab/><text:tab/><text:tab/><text:tab/><text:tab/><text:tab/><text:tab/><text:tab/><text:tab/> <text:s/>Tanenbaum 4ed</text:p>
      <text:p text:style-name="P9">TCP/IP Protocol Suite</text:p>
      <text:p text:style-name="P9">Internetworking with TCP-IP (Principles, protocols and architecture) vol1 4ed - Comer</text:p>
      <text:p text:style-name="P9">TCP/IP Illustrated, Volume 1: The Protocols</text:p>
      <text:p text:style-name="P9">TCP/IP Protocol Suite, forouzan</text:p>
      <text:p text:style-name="P6"/>
      <text:p text:style-name="P6"/>
      <text:p text:style-name="P5">Object oriented programming and Java</text:p>
      <text:p text:style-name="P7"/>
      <text:p text:style-name="P11"><text:span text:style-name="T5">First Head Java </text:span><text:span text:style-name="T1"><text:tab/><text:tab/><text:tab/><text:tab/><text:tab/><text:tab/><text:tab/><text:tab/><text:tab/><text:tab/><text:tab/><text:tab/><text:tab/><text:tab/><text:tab/><text:tab/><text:tab/>O'Reilly</text:span></text:p>
      <text:p text:style-name="P11"><text:span text:style-name="T1">Java a Beginner's Guide <text:s/><text:tab/><text:tab/><text:tab/><text:tab/><text:tab/><text:tab/><text:tab/><text:tab/><text:tab/><text:tab/><text:tab/><text:tab/> <text:s text:c="4"/>Herbert Schildt</text:span></text:p>
      <text:p text:style-name="P4"/>
      <text:p text:style-name="P4"/>
      <text:p text:style-name="P4"/>
      <text:p text:style-name="P5">DBMS</text:p>
      <text:p text:style-name="P4"/>
      <text:p text:style-name="P12">An Introduction to Database Systems 8e <text:s text:c="3"/><text:tab/><text:tab/><text:tab/><text:tab/><text:tab/><text:tab/><text:tab/><text:tab/><text:tab/> <text:s text:c="7"/>By C J Date</text:p>
      <text:p text:style-name="P12">Database System Concepts, Seventh Edition <text:s text:c="76"/></text:p>
      <text:p text:style-name="P12">Fundamentals of Database Systems Seventh Edition <text:s text:c="64"/></text:p>
      <text:p text:style-name="P6">Principles of Database and Knowledge-base Systems</text:p>
      <text:p text:style-name="P4"/>
      <text:p text:style-name="P4"/>
      <text:p text:style-name="P4"/>
      <text:p text:style-name="P5">Operating Systems and Linux</text:p>
      <text:p text:style-name="P5"/>
      <text:p text:style-name="P11"><text:span text:style-name="T1">operating system concepts and basic linux commands <text:s text:c="18"/>Shital vivek Ghate</text:span></text:p>
      <text:p text:style-name="P11"><text:span text:style-name="T1">Linux Command Line <text:s text:c="87"/>Ray Yao</text:span></text:p>
      <text:p text:style-name="P11"><text:span text:style-name="T1">Linux Bootcamp <text:s text:c="50"/><text:tab/><text:tab/><text:tab/><text:tab/><text:tab/><text:tab/>David Maxwell</text:span></text:p>
      <text:p text:style-name="P13"><text:span text:style-name="T1">Essential System Adminstration O'Reilly</text:span></text:p>
      <text:p text:style-name="P11"><text:span text:style-name="T1">Ooperating System Concepts <text:s text:c="5"/><text:tab/><text:tab/><text:tab/><text:tab/><text:tab/><text:tab/><text:tab/><text:tab/><text:tab/><text:tab/><text:tab/><text:tab/><text:tab/> Galvin</text:span></text:p>
      <text:p text:style-name="P11"><text:span text:style-name="T1">Linux with operating system concepts<text:tab/><text:tab/><text:tab/><text:tab/><text:tab/><text:tab/><text:tab/><text:tab/><text:tab/></text:span><text:span text:style-name="T2"> <text:s text:c="2"/></text:span><text:span text:style-name="T1"><text:s/>Richard Fox</text:span></text:p>
      <text:p text:style-name="P11"><text:span text:style-name="T1">Linux System Programming <text:s text:c="76"/>O'Reilly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6:19:10.293529647</meta:creation-date>
    <dc:date>2021-01-17T23:03:58.553134765</dc:date>
    <meta:editing-duration>PT1H34M59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8" meta:word-count="151" meta:character-count="1800" meta:non-whitespace-character-count="959"/>
  </office:meta>
</office:document-meta>
</file>